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I am a student, living in Bristol and studying at the University of The West of England for a degree in Games Technology where I am currently predicted to get a<text:s/>first-class<text:s/>honours,<text:s/>and I have achieved a first in my first year of study.</text:p>
      <text:p text:style-name="Standard">I am a proactive and proficient programmer with a strong knowledge of C/C++ but I also have experience with other languages outside of the C, such as Bash Shell (ideal as an ad-hoc Linux user), VB.net,<text:s/>C# as well as knowledge of languages like Java and HLSL/GLSL.</text:p>
      <text:p text:style-name="Standard"/>
      <text:p text:style-name="Standard">Outside of being technical it should be no surprise that I have a strong passion for games with it not only being one of my favourite ways to relax and have fun, but also the focus of my technical interests with many of programs I have written being games. I also have a proactive interest in the technology that goes into games such as the underlying rendering and engine technology.</text:p>
      <text:p text:style-name="Standard">This has been valuable in terms of motivation, leading me to experiment and learn various technologies independently over the years. Such examples being, learning C# independently whilst in college\sixth-form as well as running and developing on Linux (GCC). <text:s/></text:p>
      <text:p text:style-name="Standard"/>
      <text:p text:style-name="Standard">I have<text:s/>other interests and hobbies that I<text:s/>enjoy which also serve<text:s/>both as entertainment and inspiration. These being areas such as animation, current events (politics and economics) and contemporary history.</text:p>
      <text:p text:style-name="Standard"/>
      <text:p text:style-name="Standard">My ambition is to use the various skills I have acquired over the years as well as<text:s/>other<text:s/>sources of inspiration to create high quality games and software which can make a mark in some way. <text:s/>I am very driven and willing to learn new things in the hope<text:s/>that I will be able to achieve this goal<text:s/>someday.</text:p>
      <text:p text:style-name="Standard"/>
      <text:p text:style-name="Standard">I am currently interested in finding a placement for my third year. If you are interested in considering me for a placement,<text:s/>please do not<text:s/>hesitate to contact me. <text:s/>Just send an email to the stated addr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athan</dc:creator>
    <meta:creation-date>2018-01-03T20:21:00Z</meta:creation-date>
    <dc:date>2018-01-05T01:01:00Z</dc:date>
    <meta:template xlink:href="Normal" xlink:type="simple"/>
    <meta:editing-cycles>69</meta:editing-cycles>
    <meta:editing-duration>PT39120S</meta:editing-duration>
    <meta:document-statistic meta:page-count="1" meta:paragraph-count="3" meta:word-count="278" meta:character-count="1862" meta:row-count="13" meta:non-whitespace-character-count="1587"/>
  </office:meta>
</office:document-meta>
</file>